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3.625cm" fo:margin-left="13.399cm" table:align="left" table:border-model="separating"/>
    </style:style>
    <style:style style:name="Таблица1.A" style:family="table-column">
      <style:table-column-properties style:column-width="3.625cm"/>
    </style:style>
    <style:style style:name="Таблица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style style:name="P2" style:family="paragraph" style:parent-style-name="Preformatted_20_Text">
      <style:paragraph-properties fo:line-height="150%"/>
      <style:text-properties officeooo:rsid="0023b1d6" officeooo:paragraph-rsid="0023b1d6"/>
    </style:style>
    <style:style style:name="P3" style:family="paragraph" style:parent-style-name="Preformatted_20_Text">
      <style:paragraph-properties fo:text-align="center" style:justify-single-word="false"/>
      <style:text-properties style:font-name="Arial2" officeooo:rsid="002eb8fc" officeooo:paragraph-rsid="0030f719"/>
    </style:style>
    <style:style style:name="P4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247a7" officeooo:paragraph-rsid="003247a7" style:font-name-asian="NSimSun" style:font-size-asian="12pt" style:font-name-complex="Liberation Mono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dea33" officeooo:paragraph-rsid="003dea33" style:font-name-asian="NSimSun" style:font-size-asian="12pt" style:font-name-complex="Liberation Mono" style:font-size-complex="12pt"/>
    </style:style>
    <style:style style:name="P6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150%" fo:text-indent="0cm" style:auto-text-indent="false" fo:background-color="transparent">
        <style:tab-stops>
          <style:tab-stop style:position="0.741cm"/>
        </style:tab-stops>
      </style:paragraph-properties>
      <style:text-properties officeooo:rsid="004f4e3d" officeooo:paragraph-rsid="004f4e3d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1">
      <style:paragraph-properties fo:text-align="center" style:justify-single-word="false" fo:break-before="page"/>
    </style:style>
    <style:style style:name="P12" style:family="paragraph" style:parent-style-name="Heading_20_2">
      <style:paragraph-properties fo:text-align="center" style:justify-single-word="false"/>
      <style:text-properties style:font-name="Arial2" fo:language="en" fo:country="US" officeooo:rsid="00457f49"/>
    </style:style>
    <style:style style:name="P13" style:family="paragraph" style:parent-style-name="Preformatted_20_Text" style:master-page-name="First_20_Page">
      <style:paragraph-properties fo:text-align="center" style:justify-single-word="false" style:page-number="auto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14" style:family="paragraph" style:parent-style-name="Preformatted_20_Text">
      <style:paragraph-properties fo:text-align="center" style:justify-single-word="false"/>
      <style:text-properties style:font-name="Arial2" fo:font-size="28pt" fo:language="en" fo:country="US" officeooo:rsid="002eb8fc" officeooo:paragraph-rsid="0030f719" style:font-size-asian="28pt" style:font-size-complex="28pt"/>
    </style:style>
    <style:style style:name="P15" style:family="paragraph" style:parent-style-name="Preformatted_20_Text">
      <style:paragraph-properties fo:text-align="center" style:justify-single-word="false"/>
      <style:text-properties style:font-name="Arial2" fo:font-size="36pt" fo:language="en" fo:country="US" officeooo:rsid="002eb8fc" officeooo:paragraph-rsid="0030f719" style:font-size-asian="36pt" style:font-size-complex="36pt"/>
    </style:style>
    <style:style style:name="P16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17" style:family="paragraph" style:parent-style-name="Preformatted_20_Text">
      <style:paragraph-properties fo:text-align="end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18" style:family="paragraph" style:parent-style-name="Preformatted_20_Text">
      <style:paragraph-properties fo:text-align="center" style:justify-single-word="false"/>
      <style:text-properties style:font-name="Arial2" fo:font-size="12pt" fo:language="en" fo:country="US" officeooo:rsid="0030f719" officeooo:paragraph-rsid="0030f719" style:font-size-asian="12pt" style:font-size-complex="12pt"/>
    </style:style>
    <style:style style:name="P19" style:family="paragraph" style:parent-style-name="Preformatted_20_Text">
      <style:paragraph-properties fo:text-align="start" style:justify-single-word="false"/>
      <style:text-properties style:font-name="Arial2" fo:font-size="12pt" fo:language="en" fo:country="US" officeooo:rsid="0030f719" officeooo:paragraph-rsid="0030f719" style:font-name-asian="NSimSun" style:font-size-asian="12pt" style:font-name-complex="Liberation Mono" style:font-size-complex="12pt"/>
    </style:style>
    <style:style style:name="P20" style:family="paragraph" style:parent-style-name="Preformatted_20_Text">
      <style:paragraph-properties fo:line-height="150%"/>
      <style:text-properties style:font-name="Arial2" fo:language="en" fo:country="US" officeooo:rsid="0027e095" officeooo:paragraph-rsid="0027e095"/>
    </style:style>
    <style:style style:name="P21" style:family="paragraph" style:parent-style-name="Preformatted_20_Text" style:list-style-name="L1">
      <style:paragraph-properties fo:line-height="150%"/>
      <style:text-properties style:font-name="Arial2" fo:language="en" fo:country="US" officeooo:rsid="0027e095" officeooo:paragraph-rsid="0027e095"/>
    </style:style>
    <style:style style:name="P22" style:family="paragraph" style:parent-style-name="Preformatted_20_Text" style:list-style-name="L1">
      <style:paragraph-properties fo:line-height="150%"/>
      <style:text-properties style:font-name="Arial2" fo:language="en" fo:country="US" officeooo:rsid="00284151" officeooo:paragraph-rsid="002af6c0"/>
    </style:style>
    <style:style style:name="P23" style:family="paragraph" style:parent-style-name="Preformatted_20_Text" style:list-style-name="L1">
      <style:paragraph-properties fo:line-height="150%"/>
      <style:text-properties style:font-name="Arial2" fo:language="en" fo:country="US" officeooo:rsid="00284151" officeooo:paragraph-rsid="00472749"/>
    </style:style>
    <style:style style:name="P24" style:family="paragraph" style:parent-style-name="Preformatted_20_Text">
      <style:text-properties style:font-name="Arial2" fo:language="en" fo:country="US" officeooo:rsid="00284151" officeooo:paragraph-rsid="00284151"/>
    </style:style>
    <style:style style:name="P25" style:family="paragraph" style:parent-style-name="Preformatted_20_Text" style:list-style-name="L1">
      <style:paragraph-properties fo:line-height="150%"/>
      <style:text-properties officeooo:rsid="002af6c0" officeooo:paragraph-rsid="002af6c0"/>
    </style:style>
    <style:style style:name="P26" style:family="paragraph" style:parent-style-name="Preformatted_20_Text" style:list-style-name="L1">
      <style:paragraph-properties fo:line-height="150%"/>
      <style:text-properties officeooo:rsid="002af6c0" officeooo:paragraph-rsid="00472749"/>
    </style:style>
    <style:style style:name="P27" style:family="paragraph" style:parent-style-name="Preformatted_20_Text" style:list-style-name="L2" style:master-page-name="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paragraph-rsid="002af6c0"/>
    </style:style>
    <style:style style:name="P28" style:family="paragraph" style:parent-style-name="Preformatted_20_Text" style:list-style-name="L4" style:master-page-name="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paragraph-rsid="004d4f09"/>
    </style:style>
    <style:style style:name="P29" style:family="paragraph" style:parent-style-name="Preformatted_20_Text" style:list-style-name="L2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2af6c0"/>
    </style:style>
    <style:style style:name="P30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472749"/>
    </style:style>
    <style:style style:name="P31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5b4083"/>
    </style:style>
    <style:style style:name="P32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officeooo:rsid="00284151" officeooo:paragraph-rsid="005f2ab8"/>
    </style:style>
    <style:style style:name="P33" style:family="paragraph" style:parent-style-name="Preformatted_20_Text" style:list-style-name="L4">
      <loext:graphic-properties draw:fill="none"/>
      <style:paragraph-properties fo:margin-left="2.101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84151" officeooo:paragraph-rsid="00472749"/>
    </style:style>
    <style:style style:name="P34" style:family="paragraph" style:parent-style-name="Preformatted_20_Text" style:list-style-name="L3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/>
      <style:text-properties fo:language="en" fo:country="US" officeooo:rsid="002af6c0" officeooo:paragraph-rsid="002c7728"/>
    </style:style>
    <style:style style:name="P35" style:family="paragraph" style:parent-style-name="Preformatted_20_Text" style:list-style-name="L5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/>
      <style:text-properties fo:language="en" fo:country="US" officeooo:rsid="002af6c0" officeooo:paragraph-rsid="0063dd14"/>
    </style:style>
    <style:style style:name="P36" style:family="paragraph" style:parent-style-name="Preformatted_20_Text" style:list-style-name="L3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2d63f9"/>
    </style:style>
    <style:style style:name="P37" style:family="paragraph" style:parent-style-name="Preformatted_20_Text" style:list-style-name="L3" style:master-page-name="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style:page-number="auto" fo:background-color="transparent">
        <style:tab-stops>
          <style:tab-stop style:position="0.741cm"/>
        </style:tab-stops>
      </style:paragraph-properties>
      <style:text-properties officeooo:rsid="00284151" officeooo:paragraph-rsid="002d81f8"/>
    </style:style>
    <style:style style:name="P38" style:family="paragraph" style:parent-style-name="Preformatted_20_Text" style:list-style-name="L3">
      <loext:graphic-properties draw:fill="none"/>
      <style:paragraph-properties fo:margin-left="2cm" fo:margin-right="0cm" fo:margin-top="0cm" fo:margin-bottom="0cm" loext:contextual-spacing="false" fo:line-height="150%" fo:text-indent="-0.6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af6c0" officeooo:paragraph-rsid="002d81f8"/>
    </style:style>
    <style:style style:name="P39" style:family="paragraph" style:parent-style-name="Preformatted_20_Text" style:list-style-name="L3">
      <loext:graphic-properties draw:fill="none"/>
      <style:paragraph-properties fo:margin-left="2cm" fo:margin-right="0cm" fo:margin-top="0cm" fo:margin-bottom="0cm" loext:contextual-spacing="false" fo:text-indent="-0.6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c7728" officeooo:paragraph-rsid="002d81f8"/>
    </style:style>
    <style:style style:name="P40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af6c0" officeooo:paragraph-rsid="002d81f8"/>
    </style:style>
    <style:style style:name="P4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2d9c4e" officeooo:paragraph-rsid="002d9c4e"/>
    </style:style>
    <style:style style:name="P4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3d4362" officeooo:paragraph-rsid="003d4362"/>
    </style:style>
    <style:style style:name="P43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style:font-name="Arial2" fo:language="en" fo:country="US" officeooo:rsid="00664315" officeooo:paragraph-rsid="00664315"/>
    </style:style>
    <style:style style:name="P44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text-indent="0cm" style:auto-text-indent="false" fo:background-color="transparent">
        <style:tab-stops>
          <style:tab-stop style:position="0.741cm"/>
        </style:tab-stops>
      </style:paragraph-properties>
      <style:text-properties fo:color="#cc0000" style:font-name="Arial2" fo:language="en" fo:country="US" fo:font-style="italic" officeooo:rsid="003d4362" officeooo:paragraph-rsid="003d4362" style:font-style-asian="italic" style:font-style-complex="italic"/>
    </style:style>
    <style:style style:name="P45" style:family="paragraph" style:parent-style-name="Preformatted_20_Text" style:list-style-name="L1" style:master-page-name="">
      <style:paragraph-properties fo:line-height="150%" style:page-number="auto"/>
      <style:text-properties style:font-name="Arial2" fo:language="en" fo:country="US" officeooo:rsid="0027e095" officeooo:paragraph-rsid="00472749"/>
    </style:style>
    <style:style style:name="P46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4d4f09"/>
    </style:style>
    <style:style style:name="P47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1b3d4"/>
    </style:style>
    <style:style style:name="P48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b4083"/>
    </style:style>
    <style:style style:name="P49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5f2ab8"/>
    </style:style>
    <style:style style:name="P50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63dd14"/>
    </style:style>
    <style:style style:name="P51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paragraph-rsid="0064fb28"/>
    </style:style>
    <style:style style:name="P52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00968"/>
    </style:style>
    <style:style style:name="P53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1b3d4"/>
    </style:style>
    <style:style style:name="P54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b4083"/>
    </style:style>
    <style:style style:name="P55" style:family="paragraph" style:parent-style-name="Preformatted_20_Text" style:list-style-name="L4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5f2ab8"/>
    </style:style>
    <style:style style:name="P56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63dd14"/>
    </style:style>
    <style:style style:name="P57" style:family="paragraph" style:parent-style-name="Preformatted_20_Text" style:list-style-name="L5" style:master-page-name="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style:page-number="auto" fo:background-color="transparent" style:shadow="none">
        <style:tab-stops>
          <style:tab-stop style:position="0.741cm"/>
        </style:tab-stops>
      </style:paragraph-properties>
      <style:text-properties officeooo:rsid="004f51d1" officeooo:paragraph-rsid="0064fb28"/>
    </style:style>
    <style:style style:name="P58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4f4e3d"/>
    </style:style>
    <style:style style:name="P59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1b3d4"/>
    </style:style>
    <style:style style:name="P60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b4083"/>
    </style:style>
    <style:style style:name="P61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5f2ab8"/>
    </style:style>
    <style:style style:name="P62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63dd14"/>
    </style:style>
    <style:style style:name="P63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4f4e3d" officeooo:paragraph-rsid="0064fb28"/>
    </style:style>
    <style:style style:name="P64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7f216"/>
    </style:style>
    <style:style style:name="P65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b4083"/>
    </style:style>
    <style:style style:name="P66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5f2ab8"/>
    </style:style>
    <style:style style:name="P67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63dd14"/>
    </style:style>
    <style:style style:name="P68" style:family="paragraph" style:parent-style-name="Preformatted_20_Text" style:list-style-name="L5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officeooo:rsid="00505a5f" officeooo:paragraph-rsid="0064fb28"/>
    </style:style>
    <style:style style:name="P69" style:family="paragraph" style:parent-style-name="Preformatted_20_Text" style:list-style-name="L4">
      <loext:graphic-properties draw:fill="none" draw:fill-image-width="0cm" draw:fill-image-height="0cm"/>
      <style:paragraph-properties fo:margin-left="3cm" fo:margin-right="0cm" fo:margin-top="0cm" fo:margin-bottom="0cm" loext:contextual-spacing="false" fo:line-height="150%" fo:text-indent="-0.6cm" style:auto-text-indent="false" fo:background-color="transparent" style:shadow="none">
        <style:tab-stops>
          <style:tab-stop style:position="0.741cm"/>
        </style:tab-stops>
      </style:paragraph-properties>
      <style:text-properties style:font-name="Arial2" fo:language="en" fo:country="US" officeooo:rsid="0057f216" officeooo:paragraph-rsid="0057f216"/>
    </style:style>
    <style:style style:name="P70" style:family="paragraph" style:parent-style-name="Preformatted_20_Text" style:list-style-name="L5" style:master-page-name="">
      <loext:graphic-properties draw:fill="none"/>
      <style:paragraph-properties fo:margin-top="0cm" fo:margin-bottom="0cm" loext:contextual-spacing="false" style:page-number="auto" fo:background-color="transparent">
        <style:tab-stops>
          <style:tab-stop style:position="0.741cm"/>
        </style:tab-stops>
      </style:paragraph-properties>
      <style:text-properties fo:language="en" fo:country="US" officeooo:rsid="00284151" officeooo:paragraph-rsid="00658128"/>
    </style:style>
    <style:style style:name="T1" style:family="text">
      <style:text-properties style:font-name="Arial2" fo:language="en" fo:country="US"/>
    </style:style>
    <style:style style:name="T2" style:family="text">
      <style:text-properties style:font-name="Arial2" fo:language="en" fo:country="US" officeooo:rsid="0024a605"/>
    </style:style>
    <style:style style:name="T3" style:family="text">
      <style:text-properties style:font-name="Arial2" fo:language="en" fo:country="US" fo:font-weight="bold" officeooo:rsid="0021bac7" style:font-weight-asian="bold" style:font-weight-complex="bold"/>
    </style:style>
    <style:style style:name="T4" style:family="text">
      <style:text-properties style:font-name="Arial2" fo:language="en" fo:country="US" fo:font-weight="bold" officeooo:rsid="00236d0a" style:font-weight-asian="bold" style:font-weight-complex="bold"/>
    </style:style>
    <style:style style:name="T5" style:family="text">
      <style:text-properties style:font-name="Arial2" fo:language="en" fo:country="US" officeooo:rsid="00270206"/>
    </style:style>
    <style:style style:name="T6" style:family="text">
      <style:text-properties style:font-name="Arial2" fo:language="en" fo:country="US" officeooo:rsid="0027c900"/>
    </style:style>
    <style:style style:name="T7" style:family="text">
      <style:text-properties style:font-name="Arial2" fo:language="en" fo:country="US" officeooo:rsid="00294e86"/>
    </style:style>
    <style:style style:name="T8" style:family="text">
      <style:text-properties style:font-name="Arial2" fo:language="en" fo:country="US" officeooo:rsid="002af6c0"/>
    </style:style>
    <style:style style:name="T9" style:family="text">
      <style:text-properties style:font-name="Arial2" fo:language="en" fo:country="US" officeooo:rsid="002c7728"/>
    </style:style>
    <style:style style:name="T10" style:family="text">
      <style:text-properties style:font-name="Arial2" fo:language="en" fo:country="US" officeooo:rsid="002d63f9"/>
    </style:style>
    <style:style style:name="T11" style:family="text">
      <style:text-properties style:font-name="Arial2" fo:language="en" fo:country="US" officeooo:rsid="003a5eb5"/>
    </style:style>
    <style:style style:name="T12" style:family="text">
      <style:text-properties style:font-name="Arial2" fo:language="en" fo:country="US" officeooo:rsid="00457f49"/>
    </style:style>
    <style:style style:name="T13" style:family="text">
      <style:text-properties style:font-name="Arial2" fo:language="en" fo:country="US" officeooo:rsid="004f4e3d"/>
    </style:style>
    <style:style style:name="T14" style:family="text">
      <style:text-properties style:font-name="Arial2" fo:language="en" fo:country="US" officeooo:rsid="004f51d1"/>
    </style:style>
    <style:style style:name="T15" style:family="text">
      <style:text-properties style:font-name="Arial2" fo:language="en" fo:country="US" officeooo:rsid="00500968"/>
    </style:style>
    <style:style style:name="T16" style:family="text">
      <style:text-properties style:font-name="Arial2" fo:language="en" fo:country="US" officeooo:rsid="0053d8fa"/>
    </style:style>
    <style:style style:name="T17" style:family="text">
      <style:text-properties style:font-name="Arial2" fo:language="en" fo:country="US" officeooo:rsid="0054df89"/>
    </style:style>
    <style:style style:name="T18" style:family="text">
      <style:text-properties style:font-name="Arial2" fo:language="en" fo:country="US" officeooo:rsid="0057f216"/>
    </style:style>
    <style:style style:name="T19" style:family="text">
      <style:text-properties style:font-name="Arial2" fo:language="en" fo:country="US" officeooo:rsid="00595b0f"/>
    </style:style>
    <style:style style:name="T20" style:family="text">
      <style:text-properties style:font-name="Arial2" fo:language="en" fo:country="US" officeooo:rsid="005b4083"/>
    </style:style>
    <style:style style:name="T21" style:family="text">
      <style:text-properties style:font-name="Arial2" fo:language="en" fo:country="US" officeooo:rsid="00284151"/>
    </style:style>
    <style:style style:name="T22" style:family="text">
      <style:text-properties style:font-name="Arial2" fo:language="en" fo:country="US" officeooo:rsid="005c2afa"/>
    </style:style>
    <style:style style:name="T23" style:family="text">
      <style:text-properties style:font-name="Arial2" fo:language="en" fo:country="US" officeooo:rsid="005d79e8"/>
    </style:style>
    <style:style style:name="T24" style:family="text">
      <style:text-properties style:font-name="Arial2" fo:language="en" fo:country="US" officeooo:rsid="00600ec2"/>
    </style:style>
    <style:style style:name="T25" style:family="text">
      <style:text-properties style:font-name="Arial2" fo:language="en" fo:country="US" officeooo:rsid="0061af7c"/>
    </style:style>
    <style:style style:name="T26" style:family="text">
      <style:text-properties style:font-name="Arial2" fo:language="en" fo:country="US" officeooo:rsid="00634204"/>
    </style:style>
    <style:style style:name="T27" style:family="text">
      <style:text-properties style:font-name="Arial2" fo:language="en" fo:country="US" officeooo:rsid="0063dd14"/>
    </style:style>
    <style:style style:name="T28" style:family="text">
      <style:text-properties style:font-name="Arial2" fo:language="en" fo:country="US" officeooo:rsid="0064fb28"/>
    </style:style>
    <style:style style:name="T29" style:family="text">
      <style:text-properties style:font-name="Arial2" fo:language="en" fo:country="US" style:text-underline-style="solid" style:text-underline-width="auto" style:text-underline-color="font-color"/>
    </style:style>
    <style:style style:name="T30" style:family="text">
      <style:text-properties style:font-name="Arial2" fo:language="en" fo:country="US" style:text-underline-style="solid" style:text-underline-width="auto" style:text-underline-color="font-color" officeooo:rsid="0024a605"/>
    </style:style>
    <style:style style:name="T31" style:family="text">
      <style:text-properties style:font-name="Arial2" fo:language="en" fo:country="US" style:text-underline-style="solid" style:text-underline-width="auto" style:text-underline-color="font-color" officeooo:rsid="00270206"/>
    </style:style>
    <style:style style:name="T32" style:family="text">
      <style:text-properties style:font-name="Arial2" fo:language="en" fo:country="US" style:text-underline-style="solid" style:text-underline-width="auto" style:text-underline-color="font-color" officeooo:rsid="004d4f09"/>
    </style:style>
    <style:style style:name="T33" style:family="text">
      <style:text-properties style:font-name="Arial2" fo:language="en" fo:country="US" style:text-underline-style="solid" style:text-underline-width="auto" style:text-underline-color="font-color" officeooo:rsid="0027c900"/>
    </style:style>
    <style:style style:name="T34" style:family="text">
      <style:text-properties style:font-name="Arial2" fo:language="en" fo:country="US" style:text-underline-style="solid" style:text-underline-width="auto" style:text-underline-color="font-color" officeooo:rsid="0053138e"/>
    </style:style>
    <style:style style:name="T35" style:family="text">
      <style:text-properties style:font-name="Arial2" fo:language="en" fo:country="US" style:text-underline-style="solid" style:text-underline-width="auto" style:text-underline-color="font-color" officeooo:rsid="005b4083"/>
    </style:style>
    <style:style style:name="T36" style:family="text">
      <style:text-properties style:font-name="Arial2" fo:language="en" fo:country="US" style:text-underline-style="solid" style:text-underline-width="auto" style:text-underline-color="font-color" officeooo:rsid="0066dd76"/>
    </style:style>
    <style:style style:name="T37" style:family="text">
      <style:text-properties style:font-name="Arial2" fo:language="en" fo:country="US" officeooo:rsid="006901b4"/>
    </style:style>
    <style:style style:name="T38" style:family="text">
      <style:text-properties style:font-name="Arial2" fo:language="en" fo:country="US" officeooo:rsid="00694da5"/>
    </style:style>
    <style:style style:name="T39" style:family="text">
      <style:text-properties style:font-name="Arial2" fo:language="en" fo:country="US" officeooo:rsid="0069d232"/>
    </style:style>
    <style:style style:name="T40" style:family="text">
      <style:text-properties style:font-name="Arial2" fo:language="en" fo:country="US" officeooo:rsid="0069d2e3"/>
    </style:style>
    <style:style style:name="T41" style:family="text">
      <style:text-properties style:font-name="Arial2" officeooo:rsid="002c7728"/>
    </style:style>
    <style:style style:name="T42" style:family="text">
      <style:text-properties style:font-name="Arial2" officeooo:rsid="002d63f9"/>
    </style:style>
    <style:style style:name="T43" style:family="text">
      <style:text-properties style:font-name="Arial2" officeooo:rsid="002d6f2c"/>
    </style:style>
    <style:style style:name="T44" style:family="text">
      <style:text-properties style:font-name="Arial2" officeooo:rsid="002d81f8"/>
    </style:style>
    <style:style style:name="T45" style:family="text">
      <style:text-properties style:font-name="Arial2" fo:language="ru" fo:country="RU" officeooo:rsid="0064fb28"/>
    </style:style>
    <style:style style:name="T46" style:family="text">
      <style:text-properties style:font-name="Arial2" style:text-underline-style="solid" style:text-underline-width="auto" style:text-underline-color="font-color" officeooo:rsid="002c7728"/>
    </style:style>
    <style:style style:name="T47" style:family="text">
      <style:text-properties style:font-name="Arial2" style:text-underline-style="solid" style:text-underline-width="auto" style:text-underline-color="font-color" officeooo:rsid="0066dd76"/>
    </style:style>
    <style:style style:name="T48" style:family="text">
      <style:text-properties style:font-name="Arial2" style:text-underline-style="solid" style:text-underline-width="auto" style:text-underline-color="font-color" officeooo:rsid="002d63f9"/>
    </style:style>
    <style:style style:name="T49" style:family="text">
      <style:text-properties fo:font-size="28pt" fo:language="en" fo:country="US" style:font-size-asian="28pt" style:font-size-complex="28pt"/>
    </style:style>
    <style:style style:name="T50" style:family="text">
      <style:text-properties fo:font-size="28pt" fo:language="en" fo:country="US" officeooo:rsid="002ff54b" style:font-size-asian="28pt" style:font-size-complex="28pt"/>
    </style:style>
    <style:style style:name="T51" style:family="text">
      <style:text-properties fo:font-size="28pt" style:font-size-asian="28pt" style:font-size-complex="2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5" number:automatic-order="true">
      <number:day/>
      <number:text> </number:text>
      <number:month number:textual="true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3"><text:span text:style-name="T49">Requirements to design </text:span><text:span text:style-name="T50">o</text:span><text:span text:style-name="T49">f the “</text:span><text:span text:style-name="T51">TControl smart home system </text:span><text:span text:style-name="T49">v.</text:span><text:span text:style-name="T51">0.1</text:span><text:span text:style-name="T49">”</text:span></text:p>
      <text:p text:style-name="P15"/>
      <text:p text:style-name="P15"/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6">Developers:</text:p>
          </table:table-cell>
        </table:table-row>
        <table:table-row>
          <table:table-cell table:style-name="Таблица1.A1" office:value-type="string">
            <text:p text:style-name="P19">Alex Pershin</text:p>
          </table:table-cell>
        </table:table-row>
        <table:table-row>
          <table:table-cell table:style-name="Таблица1.A1" office:value-type="string">
            <text:p text:style-name="P19">Anton Buslavsky</text:p>
          </table:table-cell>
        </table:table-row>
        <table:table-row>
          <table:table-cell table:style-name="Таблица1.A1" office:value-type="string">
            <text:p text:style-name="P5">Created: Jan,05,2016</text:p>
          </table:table-cell>
        </table:table-row>
        <table:table-row>
          <table:table-cell table:style-name="Таблица1.A1" office:value-type="string">
            <text:p text:style-name="P5">Edited: <text:date style:data-style-name="N75" text:date-value="2016-01-21T00:16:15.287999818">Jan 21, 2016</text:date> </text:p>
          </table:table-cell>
        </table:table-row>
        <table:table-row>
          <table:table-cell table:style-name="Таблица1.A1" office:value-type="string">
            <text:p text:style-name="P5"/>
          </table:table-cell>
        </table:table-row>
      </table:table>
      <text:p text:style-name="P15"/>
      <text:p text:style-name="P17"/>
      <text:p text:style-name="P15"/>
      <text:p text:style-name="P15"/>
      <text:p text:style-name="P18">2016</text:p>
      <text:table-of-content text:style-name="Sect1" text:name="Оглавление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Table of contents</text:p>
          </text:index-title>
          <text:p text:style-name="P8"><text:a xlink:type="simple" xlink:href="#__RefHeading___Toc113_768160002" text:style-name="Index_20_Link" text:visited-style-name="Index_20_Link">Design conception of TControl System<text:tab/>3</text:a></text:p>
          <text:p text:style-name="P8"><text:a xlink:type="simple" xlink:href="#__RefHeading___Toc115_768160002" text:style-name="Index_20_Link" text:visited-style-name="Index_20_Link">Description of UI on web-page<text:tab/>3</text:a></text:p>
          <text:p text:style-name="P9"><text:a xlink:type="simple" xlink:href="#__RefHeading___Toc403_768160002" text:style-name="Index_20_Link" text:visited-style-name="Index_20_Link">Design of sensors on a web-page:<text:tab/>3</text:a></text:p>
        </text:index-body>
      </text:table-of-content>
      <text:p text:style-name="P4"/>
      <text:h text:style-name="P11" text:outline-level="1"><text:bookmark-start text:name="__RefHeading___Toc113_768160002"/><text:span text:style-name="T3">Design conception of T</text:span><text:span text:style-name="T4">C</text:span><text:span text:style-name="T3">ontrol System</text:span><text:bookmark-end text:name="__RefHeading___Toc113_768160002"/></text:h>
      <text:p text:style-name="P2"><text:span text:style-name="T1">Design description is consisted of </text:span><text:span text:style-name="T2">description of UI in all available cases (see TRs for detailed information). Cases of a sensor inside the system:</text:span></text:p>
      <text:p text:style-name="P20"/>
      <text:list xml:id="list6078449629825308582" text:style-name="L1">
        <text:list-item>
          <text:p text:style-name="P21">Sensors which provide measured data:</text:p>
        </text:list-item>
      </text:list>
      <text:list xml:id="list6470597803935705363" text:style-name="L2">
        <text:list-item>
          <text:p text:style-name="P27"><text:span text:style-name="T2">Nor</text:span><text:span text:style-name="T5">mal: </text:span><text:span text:style-name="T6">a sensor is correctly connected to the system and there is no alarm based on sensor provided data;</text:span></text:p>
        </text:list-item>
        <text:list-item>
          <text:p text:style-name="P29"><text:span text:style-name="T6">A</text:span><text:span text:style-name="T1">larm: a measured value from connected sensor is out of non-alarm range;</text:span></text:p>
        </text:list-item>
        <text:list-item>
          <text:p text:style-name="P29"><text:span text:style-name="T1">Warning: the data from sensor is out of allowed range. </text:span><text:span text:style-name="T7">This situation could happen when connection is incorrect OR the sensor work</text:span><text:span text:style-name="T8">s</text:span><text:span text:style-name="T7"> incorrectly (broken or </text:span><text:span text:style-name="T8">misbehaved</text:span><text:span text:style-name="T7">)</text:span><text:span text:style-name="T1">; </text:span></text:p>
        </text:list-item>
        <text:list-item>
          <text:p text:style-name="P29"><text:span text:style-name="T1">Connection issue: <text:s/>there is an issue with connection </text:span><text:span text:style-name="T7">to </text:span><text:span text:style-name="T1">the sensor </text:span><text:span text:style-name="T8">with no description of the problem.</text:span></text:p>
        </text:list-item>
      </text:list>
      <text:list xml:id="list1617330275470" text:continue-list="list6078449629825308582" text:style-name="L1">
        <text:list-header>
          <text:p text:style-name="P22"/>
        </text:list-header>
        <text:list-item>
          <text:p text:style-name="P25"><text:span text:style-name="T1">S</text:span><text:span text:style-name="T9">ensor</text:span><text:span text:style-name="T13">s</text:span><text:span text:style-name="T9"> which provide “</text:span><text:span text:style-name="T10">Boolean</text:span><text:span text:style-name="T9"> type” of data:</text:span></text:p>
        </text:list-item>
      </text:list>
      <text:list xml:id="list2385632708200670858" text:style-name="L3">
        <text:list-item>
          <text:p text:style-name="P34"><text:span text:style-name="T41">Enabled/disabled: </text:span><text:span text:style-name="T42">shows the state of </text:span><text:span text:style-name="T43">t</text:span><text:span text:style-name="T42">he sensor, is it on or off accordingly;</text:span></text:p>
        </text:list-item>
        <text:list-item>
          <text:p text:style-name="P36"><text:span text:style-name="T41">Warning: </text:span><text:span text:style-name="T42">no data from the sensor </text:span><text:span text:style-name="T44">but the sensor is connected</text:span><text:span text:style-name="T42">;</text:span></text:p>
        </text:list-item>
        <text:list-item>
          <text:p text:style-name="P37"><text:span text:style-name="T10">Connection issue: <text:s/>there is an issue with connection </text:span><text:span text:style-name="T7">to </text:span><text:span text:style-name="T10">the sensor </text:span><text:span text:style-name="T8">with no description of the problem.</text:span></text:p>
          <text:p text:style-name="P38"/>
        </text:list-item>
      </text:list>
      <text:p text:style-name="P40"/>
      <text:h text:style-name="P10" text:outline-level="1"><text:bookmark-start text:name="__RefHeading___Toc115_768160002"/><text:span text:style-name="T11">Description</text:span><text:span text:style-name="T1"> of UI on web-page</text:span><text:bookmark-end text:name="__RefHeading___Toc115_768160002"/></text:h>
      <text:p text:style-name="P41"/>
      <text:p text:style-name="P42">The web-page on a desktop or lap-top browser is the main way to show the condition of the sensors.</text:p>
      <text:p text:style-name="P42"/>
      <text:p text:style-name="P44">Note: mobile browsers are not supported recently.</text:p>
      <text:p text:style-name="P42"/>
      <text:p text:style-name="P43">Grouping and placement aren't supported for now. </text:p>
      <text:h text:style-name="P12" text:outline-level="2"><text:bookmark-start text:name="__RefHeading___Toc403_768160002"/>Design of sensors on a web-page:<text:bookmark-end text:name="__RefHeading___Toc403_768160002"/></text:h>
      <text:p text:style-name="P6"><text:span text:style-name="T12">H</text:span><text:span text:style-name="T1">ere is the description of the way how sensors are shown according their state</text:span></text:p>
      <text:list xml:id="list1616044863130" text:continue-list="list1617330275470" text:style-name="L1">
        <text:list-item text:start-value="1">
          <text:p text:style-name="P45">Sensors which provide measured data:</text:p>
        </text:list-item>
      </text:list>
      <text:list xml:id="list7498364416227355984" text:style-name="L4">
        <text:list-item>
          <text:p text:style-name="P28"><text:span text:style-name="T30">Nor</text:span><text:span text:style-name="T31">mal </text:span><text:span text:style-name="T32">state</text:span><text:span text:style-name="T5">: </text:span></text:p>
          <text:list>
            <text:list-item>
              <text:p text:style-name="P46"><text:span text:style-name="T13">Shape: </text:span><text:span text:style-name="T37">a </text:span><text:span text:style-name="T13">foursquare;</text:span></text:p>
            </text:list-item>
            <text:list-item>
              <text:p text:style-name="P58"><text:span text:style-name="T6">C</text:span><text:span text:style-name="T1">olor: green;</text:span></text:p>
            </text:list-item>
            <text:list-item>
              <text:p text:style-name="P58"><text:span text:style-name="T1">Text </text:span><text:span text:style-name="T14">above</text:span><text:span text:style-name="T1">: </text:span><text:span text:style-name="T15">name of the sensor (for instance, “The ou</text:span><text:span text:style-name="T40">t</text:span><text:span text:style-name="T15">door temperature”)</text:span><text:span text:style-name="T1">;</text:span></text:p>
            </text:list-item>
            <text:list-item>
              <text:p text:style-name="P52"><text:span text:style-name="T1">Text inside: </text:span><text:span text:style-name="T15">the value and the units it is measured in “24° C ”)</text:span><text:span text:style-name="T13">;</text:span></text:p>
            </text:list-item>
            <text:list-item>
              <text:p text:style-name="P64"><text:span text:style-name="T13">U</text:span><text:span text:style-name="T1">pper right-hand corner of the icon: the sign of the connection (CS). It shows that connection with the sensor is established</text:span></text:p>
            </text:list-item>
            <text:list-item>
              <text:p text:style-name="P64"><text:span text:style-name="T18">Icon blinking: no</text:span><text:span text:style-name="T1">.</text:span></text:p>
            </text:list-item>
          </text:list>
        </text:list-item>
        <text:list-item>
          <text:p text:style-name="P30"><text:span text:style-name="T33">A</text:span><text:span text:style-name="T29">larm </text:span><text:span text:style-name="T34">state</text:span><text:span text:style-name="T1">: </text:span></text:p>
          <text:list>
            <text:list-item>
              <text:p text:style-name="P47"><text:soft-page-break/><text:span text:style-name="T13">Shape: </text:span><text:span text:style-name="T37">a </text:span><text:span text:style-name="T19">triangle</text:span><text:span text:style-name="T13">;</text:span></text:p>
            </text:list-item>
            <text:list-item>
              <text:p text:style-name="P59"><text:span text:style-name="T6">C</text:span><text:span text:style-name="T1">olor: </text:span><text:span text:style-name="T19">red</text:span><text:span text:style-name="T1">;</text:span></text:p>
            </text:list-item>
            <text:list-item>
              <text:p text:style-name="P59"><text:span text:style-name="T1">Text </text:span><text:span text:style-name="T14">above</text:span><text:span text:style-name="T1">: </text:span><text:span text:style-name="T15">name of the sensor (for instance, “The ou</text:span><text:span text:style-name="T17">t</text:span><text:span text:style-name="T15">door temperature”)</text:span><text:span text:style-name="T1">;</text:span></text:p>
            </text:list-item>
            <text:list-item>
              <text:p text:style-name="P53"><text:span text:style-name="T1">Text inside: </text:span><text:span text:style-name="T15">the value and the units it is measured in </text:span><text:span text:style-name="T16">( for instance, </text:span><text:span text:style-name="T15">“24° C”) </text:span><text:span text:style-name="T19">which periodically being replaced with text “ALARM”</text:span><text:span text:style-name="T13">;</text:span></text:p>
            </text:list-item>
            <text:list-item>
              <text:p text:style-name="P64"><text:span text:style-name="T13">U</text:span><text:span text:style-name="T1">pper right-hand corner of the icon: the sign of the connection (CS). It shows that connection with the sensor is established;</text:span></text:p>
            </text:list-item>
            <text:list-item>
              <text:p text:style-name="P69">Icon blinking: no.</text:p>
            </text:list-item>
          </text:list>
          <text:p text:style-name="P33"/>
        </text:list-item>
        <text:list-item>
          <text:p text:style-name="P31"><text:span text:style-name="T29">Warning </text:span><text:span text:style-name="T35">state</text:span><text:span text:style-name="T1">: </text:span></text:p>
          <text:list>
            <text:list-item>
              <text:p text:style-name="P48"><text:span text:style-name="T13">Shape: </text:span><text:span text:style-name="T37">a </text:span><text:span text:style-name="T20">f</text:span><text:span text:style-name="T13">oursquare;</text:span></text:p>
            </text:list-item>
            <text:list-item>
              <text:p text:style-name="P60"><text:span text:style-name="T6">C</text:span><text:span text:style-name="T1">olor: </text:span><text:span text:style-name="T20">yellow</text:span><text:span text:style-name="T1">;</text:span></text:p>
            </text:list-item>
            <text:list-item>
              <text:p text:style-name="P60"><text:span text:style-name="T1">Text </text:span><text:span text:style-name="T14">above</text:span><text:span text:style-name="T1">: </text:span><text:span text:style-name="T15">name of the sensor (for instance, “The ou</text:span><text:span text:style-name="T17">t</text:span><text:span text:style-name="T15">door temperature”)</text:span><text:span text:style-name="T1">;</text:span></text:p>
            </text:list-item>
            <text:list-item>
              <text:p text:style-name="P54"><text:span text:style-name="T1">Text inside: </text:span><text:span text:style-name="T15">the value and the units it is measured in </text:span><text:span text:style-name="T16">( for instance, </text:span><text:span text:style-name="T15">“</text:span><text:span text:style-name="T22">99</text:span><text:span text:style-name="T15">° C”) </text:span><text:span text:style-name="T19">which periodically being replaced with text “</text:span><text:span text:style-name="T20">Warning!!!</text:span><text:span text:style-name="T19">”</text:span><text:span text:style-name="T13">;</text:span></text:p>
            </text:list-item>
            <text:list-item>
              <text:p text:style-name="P65"><text:span text:style-name="T13">U</text:span><text:span text:style-name="T1">pper right-hand corner of the icon: the sign of the connection (CS). It shows that connection with the sensor is established;</text:span></text:p>
            </text:list-item>
            <text:list-item>
              <text:p text:style-name="P65"><text:span text:style-name="T18">Icon blinking: </text:span><text:span text:style-name="T23">yes, it periodically blinks, for one blink the text inside is u</text:span><text:span text:style-name="T25">n</text:span><text:span text:style-name="T23">its, next one is text “Waning!!!”</text:span><text:span text:style-name="T18">.</text:span><text:span text:style-name="T21"> </text:span><text:span text:style-name="T23">And so on.</text:span></text:p>
            </text:list-item>
          </text:list>
        </text:list-item>
        <text:list-item>
          <text:p text:style-name="P32"><text:span text:style-name="T29">Connection issue </text:span><text:span text:style-name="T36">state</text:span><text:span text:style-name="T1">: <text:s/></text:span></text:p>
          <text:list>
            <text:list-item>
              <text:p text:style-name="P49"><text:span text:style-name="T13">Shape: </text:span><text:span text:style-name="T37">a </text:span><text:span text:style-name="T20">f</text:span><text:span text:style-name="T13">oursquare;</text:span></text:p>
            </text:list-item>
            <text:list-item>
              <text:p text:style-name="P61"><text:span text:style-name="T6">C</text:span><text:span text:style-name="T1">olor: </text:span><text:span text:style-name="T24">spotted </text:span><text:span text:style-name="T20">yellow</text:span><text:span text:style-name="T1">;</text:span></text:p>
            </text:list-item>
            <text:list-item>
              <text:p text:style-name="P61"><text:span text:style-name="T1">Text </text:span><text:span text:style-name="T14">above</text:span><text:span text:style-name="T1">: </text:span><text:span text:style-name="T15">name of the sensor (for instance, “The ou</text:span><text:span text:style-name="T17">t</text:span><text:span text:style-name="T15">door temperature”)</text:span><text:span text:style-name="T1">;</text:span></text:p>
            </text:list-item>
            <text:list-item>
              <text:p text:style-name="P55"><text:span text:style-name="T1">Text inside: </text:span><text:span text:style-name="T15">the value and the units it is measured in </text:span><text:span text:style-name="T16">( for instance, </text:span><text:span text:style-name="T15">“</text:span><text:span text:style-name="T22">99</text:span><text:span text:style-name="T15">° C”) </text:span><text:span text:style-name="T19">which </text:span><text:span text:style-name="T24">underlined with text “Poor connection”</text:span><text:span text:style-name="T13">;</text:span></text:p>
            </text:list-item>
            <text:list-item>
              <text:p text:style-name="P66"><text:span text:style-name="T13">U</text:span><text:span text:style-name="T1">pper right-hand corner of the icon: the sign of the connection (CS) </text:span><text:span text:style-name="T24">is blinking</text:span><text:span text:style-name="T1">. </text:span><text:span text:style-name="T24">This blinking shows </text:span><text:span text:style-name="T1">that connection with the sensor is </text:span><text:span text:style-name="T24">NOT </text:span><text:span text:style-name="T1">established;</text:span></text:p>
            </text:list-item>
            <text:list-item>
              <text:p text:style-name="P66"><text:span text:style-name="T18">Icon blinking: </text:span><text:span text:style-name="T26">no</text:span><text:span text:style-name="T8">.</text:span></text:p>
            </text:list-item>
          </text:list>
        </text:list-item>
      </text:list>
      <text:list xml:id="list1616659741072" text:continue-list="list1616044863130" text:style-name="L1">
        <text:list-header>
          <text:p text:style-name="P23"/>
        </text:list-header>
        <text:list-item>
          <text:p text:style-name="P26"><text:span text:style-name="T1">S</text:span><text:span text:style-name="T9">ensor which provide “</text:span><text:span text:style-name="T10">Boolean</text:span><text:span text:style-name="T9"> type” of data:</text:span></text:p>
        </text:list-item>
      </text:list>
      <text:list xml:id="list3558708800894497295" text:style-name="L5">
        <text:list-item>
          <text:p text:style-name="P35"><text:span text:style-name="T46">Enabled/disabled </text:span><text:span text:style-name="T47">state</text:span><text:span text:style-name="T41">:</text:span></text:p>
          <text:list>
            <text:list-item>
              <text:p text:style-name="P50"><text:span text:style-name="T13">Shape: </text:span><text:span text:style-name="T37">a </text:span><text:span text:style-name="T27">circle</text:span><text:span text:style-name="T13">;</text:span></text:p>
            </text:list-item>
            <text:list-item>
              <text:p text:style-name="P62"><text:span text:style-name="T6">C</text:span><text:span text:style-name="T1">olor: </text:span><text:span text:style-name="T27">white </text:span><text:span text:style-name="T28">if “On”</text:span><text:span text:style-name="T27">/dark gr</text:span><text:span text:style-name="T39">a</text:span><text:span text:style-name="T27">y </text:span><text:span text:style-name="T28">if “No”</text:span><text:span text:style-name="T1">;</text:span></text:p>
            </text:list-item>
            <text:list-item>
              <text:p text:style-name="P63"><text:span text:style-name="T1">Text </text:span><text:span text:style-name="T14">above</text:span><text:span text:style-name="T1">: </text:span><text:span text:style-name="T15">name of the sensor (for instance, “</text:span><text:span text:style-name="T45">Household power</text:span><text:span text:style-name="T15">”)</text:span><text:span text:style-name="T1">;</text:span></text:p>
            </text:list-item>
            <text:list-item>
              <text:p text:style-name="P56"><text:span text:style-name="T1">Text inside: </text:span><text:span text:style-name="T24">“</text:span><text:span text:style-name="T28">Yes” or “No” accordi</text:span><text:span text:style-name="T39">n</text:span><text:span text:style-name="T28">g to its state</text:span><text:span text:style-name="T13">;</text:span></text:p>
            </text:list-item>
            <text:list-item>
              <text:p text:style-name="P67"><text:span text:style-name="T13">U</text:span><text:span text:style-name="T1">pper right-hand corner of the icon: the sign of the connection (CS). </text:span><text:span text:style-name="T24">This blinking shows </text:span><text:span text:style-name="T1">that connection with the sensor is established;</text:span></text:p>
            </text:list-item>
            <text:list-item>
              <text:p text:style-name="P67"><text:span text:style-name="T18">Icon blinking: </text:span><text:span text:style-name="T26">no</text:span><text:span text:style-name="T8">.</text:span></text:p>
            </text:list-item>
          </text:list>
        </text:list-item>
        <text:list-item>
          <text:p text:style-name="P70"><text:span text:style-name="T48">Connection issue </text:span><text:span text:style-name="T47">state</text:span><text:span text:style-name="T41">: </text:span></text:p>
          <text:list>
            <text:list-item>
              <text:p text:style-name="P51"><text:span text:style-name="T13">Shape: </text:span><text:span text:style-name="T37">a </text:span><text:span text:style-name="T27">circle</text:span><text:span text:style-name="T13">;</text:span></text:p>
            </text:list-item>
            <text:list-item>
              <text:p text:style-name="P63"><text:span text:style-name="T6">C</text:span><text:span text:style-name="T1">olor: </text:span><text:span text:style-name="T27">white </text:span><text:span text:style-name="T28">if “On”</text:span><text:span text:style-name="T27">/dark gr</text:span><text:span text:style-name="T38">a</text:span><text:span text:style-name="T27">y </text:span><text:span text:style-name="T28">if “No”</text:span><text:span text:style-name="T1">;</text:span></text:p>
            </text:list-item>
            <text:list-item>
              <text:p text:style-name="P63"><text:soft-page-break/><text:span text:style-name="T1">Text </text:span><text:span text:style-name="T14">above</text:span><text:span text:style-name="T1">: </text:span><text:span text:style-name="T15">name of the sensor (for instance, “</text:span><text:span text:style-name="T45">Household power</text:span><text:span text:style-name="T15">”)</text:span><text:span text:style-name="T1">;</text:span></text:p>
            </text:list-item>
            <text:list-item>
              <text:p text:style-name="P57"><text:span text:style-name="T1">Text inside: </text:span><text:span text:style-name="T24">“</text:span><text:span text:style-name="T28">Yes” or “No” accordi</text:span><text:span text:style-name="T38">n</text:span><text:span text:style-name="T28">g to its state</text:span><text:span text:style-name="T13">;</text:span></text:p>
            </text:list-item>
            <text:list-item>
              <text:p text:style-name="P68"><text:span text:style-name="T13">U</text:span><text:span text:style-name="T1">pper right-hand corner of the icon: the sign of the connection (CS). </text:span><text:span text:style-name="T24">This blinking shows </text:span><text:span text:style-name="T1">that connection with the sensor is established;</text:span></text:p>
            </text:list-item>
            <text:list-item>
              <text:p text:style-name="P68"><text:span text:style-name="T18">Icon blinking: </text:span><text:span text:style-name="T26">no</text:span><text:span text:style-name="T8">.</text:span></text:p>
            </text:list-item>
          </text:list>
        </text:list-item>
      </text:list>
      <text:p text:style-name="P40"/>
      <text:list xml:id="list1615651578329" text:continue-list="list2385632708200670858" text:style-name="L3">
        <text:list-header>
          <text:p text:style-name="P39"/>
        </text:list-header>
      </text:list>
      <text:p text:style-name="P24"/>
      <text:p text:style-name="P24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2" svg:font-family="Arial" style:font-family-generic="swiss" style:font-pitch="variable"/>
    <style:font-face style:name="Arial1" svg:font-family="Arial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 style:master-page-name="">
      <loext:graphic-properties draw:fill-image-width="0cm" draw:fill-image-height="0cm"/>
      <style:paragraph-properties fo:margin-top="0cm" fo:margin-bottom="0cm" loext:contextual-spacing="false" style:page-number="auto" style:shadow="none">
        <style:tab-stops/>
      </style:paragraph-properties>
      <style:text-properties style:font-name="Arial1" fo:font-family="Arial" style:font-style-name="Обычный" style:font-family-generic="swiss" style:font-pitch="variable" fo:font-size="10pt" fo:background-color="transparen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 officeooo:rsid="003fdbe0" officeooo:paragraph-rsid="003fdbe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5</text:page-number> (of <text:page-count>5</text:page-count> )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21T00:16:15.149000000</dc:date>
    <dc:creator>Anton  Buslavskii</dc:creator>
    <meta:editing-duration>P2DT15H22M31S</meta:editing-duration>
    <meta:editing-cycles>72</meta:editing-cycles>
    <meta:generator>LibreOffice/5.0.4.2$Windows_x86 LibreOffice_project/2b9802c1994aa0b7dc6079e128979269cf95bc78</meta:generator>
    <meta:document-statistic meta:table-count="1" meta:image-count="0" meta:object-count="0" meta:page-count="5" meta:paragraph-count="76" meta:word-count="719" meta:character-count="4070" meta:non-whitespace-character-count="3469"/>
  </office:meta>
</office:document-meta>
</file>